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10]-[.F10]" office:value-type="float" office:value="300" calcext:value-type="float">
            <text:p>30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0])" office:value-type="float" office:value="300" calcext:value-type="float">
            <text:p>30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39.763564874">00:00:00</text:time></text:span><text:span text:style-name="MT2"><text:time style:data-style-name="N2" text:time-value="10:20:39.763597109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39.7692122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6-27T10:20:40.472986480</dc:date>
    <dc:language>pt-PT</dc:language>
    <meta:editing-cycles>665</meta:editing-cycles>
    <meta:editing-duration>P1DT10H47M59S</meta:editing-duration>
    <meta:print-date>2022-07-01T10:31:27.249000000</meta:print-date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